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Node.insertBefore( Node newChild , Node ref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_attributes_getNamedItemNS( Dom e , String uri , String lo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Impl.append( Dom n , Dom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mpl.node_removeChild( Dom parent , Dom child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">
            <text:p text:style-name="Table_20_Contents">1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DomImpl._text_replaceWholeText( Dom t ,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mpl._soapNode_getValue( Dom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rNode.getOwner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soapBody_addBodyElement( Dom d , 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document_getDocumentElement( Dom 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Impl._node_getNodeValue( Dom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Impl.nextSibling( Dom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lementsNodeList.item(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mImpl._soapElement_getElementName( Dom 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_processingInstruction_getData( Dom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mpl.soapBody_addFault( Dom d , Name faultCode , String faultString , java . util .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rNode.setNodeValue( String nod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Node.getBas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mptyNodeList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firstChild( Dom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Node.getDo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_element_getAttributeNode( Dom 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mpl._soapPart_getEnvelope( Dom 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_element_setAttributeNode( Dom e , Attr new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mpl.soapHeaderElement_getActor( Dom 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_element_getAttribute( Dom 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mImpl._node_cloneNode( Dom n , boolean dee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Impl._childNodes_item( Dom n ,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ierarchyRequestErr.HierarchyRequestErr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_node_replaceChild( Dom p , Node newChild , Node oldChil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harNode.replaceChild( Node newChild , Node old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_document_createTextNode( Dom d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mpl.saajCallback_setSaajData( Dom d ,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Impl._soapEnvelope_addHeader( Dom 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ajCdataNode.getParen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_document_getElementsByTagName( Dom d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Impl._soapEnvelope_createName( Dom d , String localName , String prefix , String namespace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rongDocumentErr.WrongDocumentEr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Node.lookupNamespaceURI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_node_compareDocumentPosition( Dom n , Node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mpl._node_lookupNamespaceURI( Dom n ,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mpl._soapElement_removeAttribute( Dom d , 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rNode.isSupported( String feature ,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_attributes_setNamedItem( Dom e , Node att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mImpl.element_setAttribute( Dom e ,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mImpl._soapElement_addChildElement( Dom d , String localName ,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_soapNode_setParentElement( Dom n , SOAPElement 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rNode.isSameNode( Node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node_getNodeValue( Dom 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DomImpl.impl_saajCallback_setSaajData( Dom d ,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harNode.getNod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validateQualifiedName( String name , String uri , boolean isAttr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DomImpl._node_getParentNode( Dom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arNode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soapHeader_addHeaderElement( Dom d , 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_document_createDocumentFragment( Dom 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arNode.isDefaultNamespace(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Node.getChild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node_getLastChild( Dom n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5">
            <text:p text:style-name="Table_20_Contents">5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CharNode.has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_node_getNamespaceURI( Dom 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rNode.getNod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_document_getElementById( Dom d , String elemen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mpl._node_getOwnerDocument( Dom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Impl.node_cloneNode( Dom n , boolean deep )</text:p>
          </table:table-cell>
          <table:table-cell office:value-type="float" office:value="30">
            <text:p text:style-name="Table_20_Contents">30</text:p>
          </table:table-cell>
          <table:table-cell office:value-type="float" office:value="6">
            <text:p text:style-name="Table_20_Contents">6</text:p>
          </table:table-cell>
          <table:table-cell office:value-type="float" office:value="85">
            <text:p text:style-name="Table_20_Contents">85</text:p>
          </table:table-cell>
        </table:table-row>
        <table:table-row>
          <table:table-cell office:value-type="string">
            <text:p text:style-name="Table_20_Contents">DomImpl.detail_getDetailEntries( Dom 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_document_getDocumentElement( Dom 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aajTextNod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aajCdataNode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ModificationAllowedErr.NoModificationAllowedEr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Node.insertNode( CharNode nodes , CharNode newNode , CharNode befor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omImpl.soapFault_setFaultString( Dom d , String faultString , java . util .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xtNode.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soapFault_getFaultActor( Dom 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_element_setAttributeNodeNS( Dom e , Attr new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Node.getUserData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_soapElement_getNamespacePrefixes( Dom 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rNode.setTextContent( String text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Node.appendData( String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_soapNode_setValue( Dom n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_node_isSupported( Dom n , String feature ,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mpl.soapHeader_extractAllHeaderElements( Dom 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removeNode( Dom 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omImpl._soapElement_getChildElements( Dom d , 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getXmlStreamReader( Dom n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">
            <text:p text:style-name="Table_20_Contents">1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DomImpl.attributes_removeNamedItemNS( Dom e , String uri , String local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DomImpl.document_createTextNode( Dom d ,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Impl.soapHeader_extractHeaderElements( Dom d , String ac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rNode.insertData( int offset , String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attributes_getLength( Dom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harNode.hasChild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impl_saajCallback_getSaajData( Dom 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mImpl.attr_getOwnerElement( Dom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harNode.getNextSibl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Node.setChars( Object src , int off , int cc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mImpl._document_getDoctype( Dom 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aajTextNode.recycle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_soapPart_removeMimeHeader( Dom d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_processingInstruction_setData( Dom p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Node.appendChild( Node new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aajCdataNode.setParentElement( SOAPElemen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Node.CharNode( Locale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mImpl.attributes_item( Dom e ,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omImpl._soapElement_addChildElement( Dom d ,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soapBody_addFault( Dom d , Name name ,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_characterData_appendData( Dom cd , String ar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ajCdataNode.detach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Node.getFirstCh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node_getPreviousSibling( Dom 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NotFoundErr.NotFoundEr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dexSizeError.IndexSizeError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document_createCDATASection( Dom d ,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Impl._node_appendChild( Dom p , Node new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mpl._soapPart_getAllMimeHeaders( Dom 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rNode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_soapPart_removeAllMimeHeaders( Dom 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_document_importNode( Dom d , Node n , boolean dee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mImpl._attributes_getNamedItem( Dom 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Impl._node_hasAttributes( Dom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amespaceErr.NamespaceEr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lementsByTagNameNodeList.match( Dom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mpl.soapFault_addDetail( Dom 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soapFault_setFaultActor( Dom d , String faultActor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rNode.getPreviousSibl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dataNode.CdataNode( Locale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Node.getWhole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_processingInstruction_getTarget( Dom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mpl._characterData_substringData( Dom c , int offset , int cou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dataNode.nod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Node.cloneNode( boolean de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node_hasAttributes( Dom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mImpl.attributes_getNamedItemNS( Dom e , String uri , String loca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omImpl._soapPart_setMimeHeader( Dom d ,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soapBody_hasFault( Dom 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rNode.getNod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impl_saajCallback_createSoapElement( Dom d , QName name , QName par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Impl._soapElement_addChildElement( Dom d , 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_node_getBaseURI( Dom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mpl._soapElement_removeContents( Dom 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_element_hasAttribute( Dom 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ModificationAllowedErr.NoModificationAllowedErr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document_getDoctype( Dom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mpl.validateNcName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mImpl._node_isSameNode( Dom n , Node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mpl.childNodes_item( Dom n , int i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harNode.remove( CharNode nodes , CharNode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mImpl._node_hasChildNodes( Dom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mpl.domImplementation_createDocument( Locale l , String namespaceURI , String qualifiedName , DocumentType doc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omImpl._soapElement_getEncodingStyle( Dom 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soapHeader_examineMustUnderstandHeaderElements( Dom d , String mustUnderstand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soapBody_getFault( Dom 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ajTextNode.getParen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_soapEnvelope_createName( Dom d ,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rNode.removeChild( Node old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aajCdataNode.recycle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node_insertBefore( Dom p , Dom nc , Dom rc )</text:p>
          </table:table-cell>
          <table:table-cell office:value-type="float" office:value="35">
            <text:p text:style-name="Table_20_Contents">35</text:p>
          </table:table-cell>
          <table:table-cell office:value-type="float" office:value="43">
            <text:p text:style-name="Table_20_Contents">43</text:p>
          </table:table-cell>
          <table:table-cell office:value-type="float" office:value="117">
            <text:p text:style-name="Table_20_Contents">117</text:p>
          </table:table-cell>
        </table:table-row>
        <table:table-row>
          <table:table-cell office:value-type="string">
            <text:p text:style-name="Table_20_Contents">CharNode.substringData( int offset ,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lementsByTagNameNSNodeList.match( Dom 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Impl.document_createElement( Dom d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lementsNodeList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mImpl._element_setAttributeNS( Dom e , String uri , String q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xtNode.replaceWholeText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_document_createAttribute( Dom d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Impl._soapElement_getNamespaceURI( Dom d ,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rNode.setDom( Dom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Impl._characterData_deleteData( Dom c , int offset , int cou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harNode.appendNodes( CharNode nodes , CharNode newNod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mImpl._soapElement_addNamespaceDeclaration( Dom d , String prefix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rNode.setUserData( String key , Object data , UserData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_text_splitText( Dom t , int offs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aajTextNode.setParentElement( SOAPElemen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document_getElementsByTagName( Dom d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mpl.node_normalize( Dom n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6">
            <text:p text:style-name="Table_20_Contents">6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DomImpl._soapEnvelope_getBody( Dom 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xtNode.isElementContent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_soapElement_setEncodingStyle( Dom d , String encodingSty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_node_getNodeType( Dom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ajCdataNod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_getXmlCursor( Dom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Impl._attr_getSpecified( Dom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mpl.document_createDocumentFragment( Dom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Impl._node_lookupPrefix( Dom n ,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mpl.soapFault_setFaultString( Dom d , String fault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_node_setTextContent( Dom n , String text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mpl._node_isDefaultNamespace( Dom n ,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mpl.childNodes_getLength( Dom n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omImpl.attributes_removeNamedItem( Dom e , String 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omImpl._node_normalize( Dom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Impl.insert( Dom n , Dom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mImpl.node_setNodeValue( Dom n , String nodeValu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">
            <text:p text:style-name="Table_20_Contents">6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CharNode.isVali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arNode.isEqualNode( Node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_node_setNodeValue( Dom n , String node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validCharacterError.InvalidCharacter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attributes_setNamedItem( Dom e , Dom a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DomImpl.node_getNextSibling( Dom n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">
            <text:p text:style-name="Table_20_Contents">2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DomImpl._attributes_item( Dom e ,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Impl._soapPart_getMatchingMimeHeaders( Dom d , String [ ] 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document_createProcessingInstruction( Dom d , String target , String data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omImpl._characterData_replaceData( Dom c , int offset , int count , String arg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mImpl._getXmlObject( Dom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dexSizeError.IndexSize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_document_createElement( Dom d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aajTextNode.SaajTextNode( Locale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Node.setData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element_getElementsByTagName( Dom 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mpl._element_removeAttribute( Dom 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mImpl.parent( Dom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lementsNodeList.addElements( Dom n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mImpl.validateName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rongDocumentErr.WrongDocumentErr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lementsByTagNameNodeList.ElementsByTagNameNodeList( Dom roo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validCharacterError.InvalidCharacterError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validatePrefix( String prefix , String uri , String local , boolean isAttr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DomImpl._node_getPrefix( Dom 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_document_createCDATASection( Dom d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mpl._document_createElementNS( Dom d , String uri , String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Impl.saajCallback_ensureSoapTextNode( Dom 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Impl._domImplementation_hasFeature( Locale l , String feature , String versio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omImpl.remove( Dom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_element_getElementsByTagNameNS( Dom e , String uri , String lo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Impl._element_removeAttributeNS( Dom e , String uri , String lo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mImpl.soapFault_getDetail( Dom 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validateNewChild( Dom parent , Dom chil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otFoundErr.NotFoundErr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Node.dump( PrintStream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mpl.soapHeader_examineHeaderElements( Dom d , String ac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isValidChild( Dom parent , Dom child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6">
            <text:p text:style-name="Table_20_Contents">6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DomImpl._soapElement_addChildElement( Dom d , SOAPElement oldChi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rNode.ge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_node_getPreviousSibling( Dom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Impl.attributes_setNamedItemNS( Dom e , Dom a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DomImpl._characterData_setData( Dom c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mpl.element_getElementsByTagNameNS( Dom e , String uri , String lo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Node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node_setPrefix( Dom n , String 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omImpl._document_createComment( Dom d ,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Impl._node_getFirstChild( Dom 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omImpl._attributes_setNamedItemNS( Dom e , Node att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mImpl.getXmlCursor( Dom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ajTextNode.detach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_node_getLocalName( Dom 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Impl.soapHeaderElement_setMustUnderstand( Dom d , boolean mustUndersta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ajCdataNode.SaajCdataNode( Locale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mpl._element_removeAttributeNode( Dom e , Attr oldAt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useAttributeError.InuseAttribute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_attributes_removeNamedItemNS( Dom e , String uri , String lo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lementsNodeList.ensureElemen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mImpl._soapElement_addAttribute( Dom d , Name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soapHeaderElement_setActor( Dom d , String ac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impl_saajCallback_importSoapElement( Dom d , Element elem , boolean deep , QName par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mpl.soapBody_addDocument( Dom d , Document 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node_replaceChild( Dom p , Dom newChild , Dom oldChi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omImpl._childNodes_getLength( Dom 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aajTextNode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_soapText_isComment( Dom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_soapPart_addMimeHeader( Dom d ,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tSupportedError.NotSupportedError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amespaceErr.NamespaceErr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_getXmlStreamReader( Dom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Impl.saajCallback_createSoapElement( Dom d , QName name , QName paren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Impl._node_setPrefix( Dom n ,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Impl._element_getTagName( Dom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mpl._node_getTextContent( Dom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mpl._element_hasAttributeNS( Dom e , String uri , String lo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mpl._attr_getOwnerElement( Dom 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Impl.prevSibling( Dom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_soapElement_addTextNode( Dom d ,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_text_isElementContentWhitespace( Dom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Node.getFeature( String feature ,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document_createElementNS( Dom d , String uri ,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mImpl._characterData_getData( Dom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NodeList.item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_document_getImplementation( Dom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mpl._node_getLastChild( Dom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arNode.copyNodes( CharNode nodes , Object newSr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omImpl.node_getParentNode( Dom n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">
            <text:p text:style-name="Table_20_Contents">3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DomImpl.document_importNode( Dom d , Node n , boolean deep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25">
            <text:p text:style-name="Table_20_Contents">25</text:p>
          </table:table-cell>
          <table:table-cell office:value-type="float" office:value="90">
            <text:p text:style-name="Table_20_Contents">90</text:p>
          </table:table-cell>
        </table:table-row>
        <table:table-row>
          <table:table-cell office:value-type="string">
            <text:p text:style-name="Table_20_Contents">DomImpl._node_setUserData( Dom n , String key , Object data , UserData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mpl.document_createAttribute( Dom d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mImpl._soapElement_removeNamespaceDeclaration( Dom d ,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xtNode.TextNode( Locale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mpl.saajCallback_getSaajData( Dom 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Impl._document_getElementsByTagNameNS( Dom d , String uri , String lo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arNode.appendNode( CharNode nodes , CharNode new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Node.getParen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_domImplementation_createDocument( Locale l , String u , String n , DocumentTyp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arNode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_soapPart_setContent( Dom d , Sourc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soapFault_getFaultStringLocale( Dom 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soapFault_setFaultCode( Dom d , String faultC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_text_getWholeText( Dom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mpl.document_getElementsByTagNameNS( Dom d , String uri , String lo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mpl._node_getNodeName( Dom n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omImpl._attributes_removeNamedItem( Dom 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arNode.get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mpl.nodeKindName( int 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omImpl.detail_addDetailEntry( Dom d , 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_soapPart_getContent( Dom 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_soapPart_getNonMatchingMimeHeaders( Dom d , String [ ] 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rNode.nodeCanHavePrefix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mpl._element_getAttributeNS( Dom e , String uri , String lo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mImpl.soapFault_getFaultCode( Dom 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element_setAttributeNS( Dom e , String uri , String q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omImpl._element_setAttribute( Dom e ,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Impl.soapFault_setFaultCode( Dom d , Name faultCod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_soapElement_getChildElements( Dom 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_node_getUserData( Dom n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Node.tempCu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Impl._soapPart_getMimeHeader( Dom d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_soapEnvelope_addBody( Dom 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_document_createProcessingInstruction( Dom d , String target ,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aajCdataNode.is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soapFault_getFaultCodeAsName( Dom 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document_createComment( Dom d ,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mImpl._characterData_getLength( Dom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Node.deleteData( int offset ,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xtNode.splitText(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attributes_getNamedItem( Dom e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omImpl._soapElement_getVisibleNamespacePrefixes( Dom 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_node_getFeature( Dom n , String feature ,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mpl._soapElement_addChildElement( Dom d , String localName , String prefix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rNode.isOnList( CharNode nodes , CharNode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arNode.lookupPrefix(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Node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_soapNode_detachNode( Dom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rNode.replaceData( int offset , int count , String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document_createAttributeNS( Dom d , String uri ,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tSupportedError.NotSupported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Node.dump( PrintStream o , Object re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lementsNodeList.ElementsNodeList( Dom roo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_node_getNextSibling( Dom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Impl._attributes_getLength( Dom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Impl.soapFault_getFaultString( Dom 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rNode.loca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mImpl._node_isEqualNode( Dom n , Node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mpl._node_removeChild( Dom p , Node chil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mImpl._soapNode_getParentElement( Dom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rNode.compareDocumentPosition( Node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_element_getAttributeNodeNS( Dom e , String uri , String lo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mpl.getXmlObject( Dom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node_getOwnerDocument( Dom 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mImpl.node_getFirstChild( Dom n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">
            <text:p text:style-name="Table_20_Contents">1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CharNode.isNodeAftert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Impl._document_createEntityReference( Dom d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ajTextNode.is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saajCallback_importSoapElement( Dom d , Element elem , boolean deep , QName paren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Impl.soapHeaderElement_getMustUnderstand( Dom 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rNode.set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_element_getElementsByTagName( Dom 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arNode.du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mpl.soapBody_addFault( Dom 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impl_saajCallback_ensureSoapTextNode( Dom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sByTagNameNSNodeList.ElementsByTagNameNSNodeList( Dom root , String uri , String lo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useAttributeError.InuseAttributeError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Node.norm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_soapEnvelope_getHeader( Dom 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_soapElement_getAllAttributes( Dom 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dataNode.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_document_createAttributeNS( Dom d , String uri , String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xtNode.nod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soapHeader_examineAllHeaderElements( Dom 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_soapNode_recycleNode( Dom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Impl._soapElement_getAttributeValue( Dom d , 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ierarchyRequestErr.HierarchyRequestEr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Node.getLastCh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mpl._node_insertBefore( Dom p , Node newChild , Node refChil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omImpl._characterData_insertData( Dom c , int offset , String ar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arNode.getTex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